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style>
    <style:style style:name="P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9"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30"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color="#000000" style:font-name="verdana" fo:font-size="10pt" fo:font-style="italic" style:font-name-asian="verdana" style:font-style-asian="italic" style:font-name-complex="verdana" style:font-style-complex="italic"/>
    </style:style>
    <style:style style:name="T6" style:family="text">
      <style:text-properties fo:color="#000000" style:font-name="Times New Roman" fo:font-size="10pt" fo:font-style="italic" style:font-name-asian="verdana" style:font-style-asian="italic" style:font-name-complex="verdana" style:font-style-complex="italic"/>
    </style:style>
    <style:style style:name="T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Morashon: The Musical</text:p>
      <text:p text:style-name="P20"/>
      <text:p text:style-name="P9">Scene: piano bar; spotlight on piano player -- typical bar lounge guy, rings on fingers</text:p>
      <text:p text:style-name="P9">Plays intro to Starlite with much fanfare. <text:s/>Lights come up dimly, revealing three people at the bar.</text:p>
      <text:p text:style-name="P9"/>
      <text:p text:style-name="P9">_<text:span text:style-name="T7">Pianoplayer: Welcome to the Starlite lounge. <text:s/>Today we have a cougar past her prime, a lifelong alcoholic, and a young man deep in contemplation of his place in the Universe. <text:s/>A perfect setting for the magic of music!</text:span></text:p>
      <text:p text:style-name="P29"/>
      <text:p text:style-name="P9">Music transitions from Starlite to Morashon theme</text:p>
      <text:p text:style-name="P9"/>
      <text:p text:style-name="P29">_Pianoplayer: <text:span text:style-name="T1">(sotto voce) </text:span>Morashon... Anyone remember that getup?</text:p>
      <text:p text:style-name="P29"/>
      <text:p text:style-name="P9">All lights fade as a spot comes up on Thisone at the bar, twirling a stick in his drink. <text:s/>Music segues again --</text:p>
      <text:p text:style-name="P9"/>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text:soft-page-break/></text:p>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6">        </text:p>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9"/>
      <text:p text:style-name="P9">Fade out.</text:p>
      <text:p text:style-name="P9">Fade in; caption: 3 years earlier</text:p>
      <text:p text:style-name="P9">Scene: same piano bar</text:p>
      <text:p text:style-name="P8"><text:span text:style-name="T1">lots of ads and promos for something called "Starlite</text:span><text:span text:style-name="T3">tm</text:span><text:span text:style-name="T1">"</text:span> -- all coasters etc.  Ubik type ad copy</text:p>
      <text:p text:style-name="P8"><text:span text:style-name="T1">piano guy singing "Starlite</text:span><text:span text:style-name="T3">tm</text:span><text:span text:style-name="T1">" -- fades <text:s/>to background as dialog begins</text:span></text:p>
      <text:p text:style-name="P9"/>
      <text:p text:style-name="P27"><text:soft-page-break/>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3">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3">tm</text:span><text:span text:style-name="T1"> was OK</text:span></text:p>
      <text:p text:style-name="P27"/>
      <text:p text:style-name="P27">Something is strange</text:p>
      <text:p text:style-name="P27">Something has changed</text:p>
      <text:p text:style-name="P26"><text:span text:style-name="T1">Starlite</text:span><text:span text:style-name="T3">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3">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3">tm</text:span><text:span text:style-name="T1"> we once new</text:span></text:p>
      <text:p text:style-name="P27"/>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3">tm</text:span><text:span text:style-name="T1"> was touching you &amp; I</text:span></text:p>
      <text:p text:style-name="P27"/>
      <text:p text:style-name="P27">Something is strange</text:p>
      <text:p text:style-name="P27">Something has changed</text:p>
      <text:p text:style-name="P26"><text:span text:style-name="T1">Starlite</text:span><text:span text:style-name="T3">tm</text:span><text:span text:style-name="T1"> has turned to day</text:span></text:p>
      <text:p text:style-name="P2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text:soft-page-break/>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_Thisone: Where are we going?</text:p>
      <text:p text:style-name="P16">_Annai: Come with.</text:p>
      <text:p text:style-name="P17"/>
      <text:p text:style-name="P17">Scene: big rave</text:p>
      <text:p text:style-name="P17">Morashon is performing</text:p>
      <text:p text:style-name="P17">Multi-headed, multi-armed avatar, plays all instruments, sings harmony with hisself</text:p>
      <text:p text:style-name="P17">Song: "Come Down"</text:p>
      <text:p text:style-name="P17">Sung by: Morashon</text:p>
      <text:p text:style-name="P17"/>
      <text:p text:style-name="P1"><text:span text:style-name="T1">If love is a river</text:span> </text:p>
      <text:p text:style-name="P1"><text:span text:style-name="T1">I've got a boat</text:span> </text:p>
      <text:p text:style-name="P1"><text:span text:style-name="T1">Come down to the river</text:span> </text:p>
      <text:p text:style-name="P1"><text:span text:style-name="T1">Get on my boat</text:span> </text:p>
      <text:p text:style-name="P1"><text:span text:style-name="T1">And we'll sail together</text:span> </text:p>
      <text:p text:style-name="P1"><text:span text:style-name="T1">Into the sun</text:span> </text:p>
      <text:p text:style-name="P1"><text:span text:style-name="T1">And I will remember</text:span> </text:p>
      <text:p text:style-name="P1"><text:span text:style-name="T1">That we're together</text:span> </text:p>
      <text:p text:style-name="P1"><text:span text:style-name="T1">And it's for ever</text:span> </text:p>
      <text:p text:style-name="P1"/>
      <text:p text:style-name="P1"><text:soft-page-break/><text:span text:style-name="T1">It's only you and me</text:span> </text:p>
      <text:p text:style-name="P1"><text:span text:style-name="T1">From Sea To Shining Sea</text:span> </text:p>
      <text:p text:style-name="P1"><text:span text:style-name="T1">Come down yea</text:span><text:span text:style-name="T1"> </text:span></text:p>
      <text:p text:style-name="P17"/>
      <text:p text:style-name="P1"><text:span text:style-name="T1">If love is an ocean</text:span> </text:p>
      <text:p text:style-name="P1"><text:span text:style-name="T1">Then you and I</text:span> </text:p>
      <text:p text:style-name="P1"><text:span text:style-name="T1">Must sail down the river</text:span> </text:p>
      <text:p text:style-name="P1"><text:span text:style-name="T1">Into the bay</text:span> </text:p>
      <text:p text:style-name="P1"><text:span text:style-name="T1">That leads from the river</text:span> </text:p>
      <text:p text:style-name="P1"><text:span text:style-name="T1">Into the sea</text:span> </text:p>
      <text:p text:style-name="P1"><text:span text:style-name="T1">Of Love Everlasting</text:span> </text:p>
      <text:p text:style-name="P1"><text:span text:style-name="T1">I can't wait one more day</text:span> </text:p>
      <text:p text:style-name="P1"><text:span text:style-name="T1">Hoist up the mainsail!</text:span> </text:p>
      <text:p text:style-name="P1"/>
      <text:p text:style-name="P1"><text:span text:style-name="T1">It's only you and me</text:span> </text:p>
      <text:p text:style-name="P1"><text:span text:style-name="T1">From Sea To Shining Sea</text:span> </text:p>
      <text:p text:style-name="P1"><text:span text:style-name="T1">Come down yea</text:span> </text:p>
      <text:p text:style-name="P1"/>
      <text:p text:style-name="P1"><text:span text:style-name="T1">If love is a mountain</text:span> </text:p>
      <text:p text:style-name="P1"><text:span text:style-name="T1">Then you and I</text:span> </text:p>
      <text:p text:style-name="P1"><text:span text:style-name="T1">Must climb up the mountain</text:span> </text:p>
      <text:p text:style-name="P1"><text:span text:style-name="T1">Climb, climb until</text:span> </text:p>
      <text:p text:style-name="P1"><text:span text:style-name="T1">The sky has been broken</text:span><text:span text:style-name="T1"> </text:span></text:p>
      <text:p text:style-name="P1"><text:span text:style-name="T1">We never will</text:span> </text:p>
      <text:p text:style-name="P1"><text:span text:style-name="T1">Come down</text:span> </text:p>
      <text:p text:style-name="P1"><text:span text:style-name="T1">Come down</text:span> </text:p>
      <text:p text:style-name="P1"><text:span text:style-name="T1">Come down</text:span> </text:p>
      <text:p text:style-name="P16"/>
      <text:p text:style-name="P16">(Annai is transfixed -- light plays on her face)</text:p>
      <text:p text:style-name="P16">_Thisone: Is he a guy, or a band?  Or what?</text:p>
      <text:p text:style-name="P16">_Annai: What.</text:p>
      <text:p text:style-name="P16">_Thisone: What?</text:p>
      <text:p text:style-name="P16">_Annai: (playing back recording of Thisone's voice) "Is he a guy, or a band, or what?"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text:soft-page-break/>_Annai: Emergent, self-modifying code; exponential hockey stick.  Let's dance!</text:p>
      <text:p text:style-name="P17"/>
      <text:p text:style-name="P17">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text:soft-page-break/>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Give it all to me"</text:p>
      <text:p text:style-name="P17"/>
      <text:p text:style-name="P23">Give it all to me</text:p>
      <text:p text:style-name="P23">Everything you s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text:soft-page-break/></text:p>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Let it all go fr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Give me back</text:p>
      <text:p text:style-name="P23">What you stole</text:p>
      <text:p text:style-name="P23"/>
      <text:p text:style-name="P23">Give it all to me</text:p>
      <text:p text:style-name="P23">What's inside your soul</text:p>
      <text:p text:style-name="P23">Every little thing</text:p>
      <text:p text:style-name="P23">Helps to make me whole</text:p>
      <text:p text:style-name="P23"/>
      <text:p text:style-name="P23">Give it all to me</text:p>
      <text:p text:style-name="P23">Everything inside</text:p>
      <text:p text:style-name="P23">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text:soft-page-break/>(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text:soft-page-break/>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4">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text:soft-page-break/>_Annai: (pause -- smile)  He sounds like a character.</text:p>
      <text:p text:style-name="P18">_Thisone: I hear he was.</text:p>
      <text:p text:style-name="P18">_Annai: Founded his own nation at sea.</text:p>
      <text:p text:style-name="P18">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text:soft-page-break/>_Morashon: I exist here, in the Grid.  As do you, and Annai, and everyone and everything we interact with here.</text:p>
      <text:p text:style-name="P18">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ext:soft-page-break/>that thing.  Wait -- that doesn't make sense.  If you're just the collective improvisation of some art troupe, then you can't be thinking for yourself.</text:p>
      <text:p text:style-name="P18">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text:soft-page-break/>_Thisone: In what?</text:p>
      <text:p text:style-name="P18">_Annai: Music.</text:p>
      <text:p text:style-name="P18">_Thisone: Do I know the song?</text:p>
      <text:p text:style-name="P18">_Morashon: You will.</text:p>
      <text:p text:style-name="P19"/>
      <text:p text:style-name="P19">Annai sings "Mouth Of Truth" to Morashon's accompaniment.</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And you take it</text:p>
      <text:p text:style-name="P4">But it breaks you</text:p>
      <text:p text:style-name="P4">So you hate it</text:p>
      <text:p text:style-name="P4">Yes you hate it</text:p>
      <text:p text:style-name="P4">Oh you hate it</text:p>
      <text:p text:style-name="P4"/>
      <text:p text:style-name="P4">Put your hand in the mouth of truth</text:p>
      <text:p text:style-name="P4">Tell yourself it's not true</text:p>
      <text:p text:style-name="P4">Put your hand in the mouth of truth</text:p>
      <text:p text:style-name="P4"/>
      <text:p text:style-name="P4">Sometimes</text:p>
      <text:p text:style-name="P4">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xt:soft-page-break/>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text:soft-page-break/>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text:soft-page-break/>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text:soft-page-break/>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text:soft-page-break/>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text:soft-page-break/>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text:soft-page-break/>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text:soft-page-break/>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text:soft-page-break/>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text:soft-page-break/></text:p>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text:soft-page-break/>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text:soft-page-break/></text:p>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text:soft-page-break/>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text:soft-page-break/>I'm gonna burn like a star</text:p>
      <text:p text:style-name="P23">Play that guitar</text:p>
      <text:p text:style-name="P23">Singing a song</text:p>
      <text:p text:style-name="P23">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
      <text:p text:style-name="P23">Now I'm a star</text:p>
      <text:p text:style-name="P23">I've got a thirty foot car</text:p>
      <text:p text:style-name="P23">I've got a house in the woods</text:p>
      <text:p text:style-name="P23">I've got material goods</text:p>
      <text:p text:style-name="P23">I've got a piece of my mind</text:p>
      <text:p text:style-name="P23">Cost me a dime</text:p>
      <text:p text:style-name="P23">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5">    </text:span><text:span text:style-name="T6">(Like, “Am I Real?”)</text:span></text:p>
      <text:p text:style-name="P23">Devious schemes</text:p>
      <text:p text:style-name="P23">Dressed up like innocent dreams</text:p>
      <text:p text:style-name="P22"><text:span text:style-name="T5">    </text:span><text:span text:style-name="T6">(Like, “Am I Real?)</text:span></text:p>
      <text:p text:style-name="P23">Be what you are</text:p>
      <text:p text:style-name="P23">Play that guitar</text:p>
      <text:p text:style-name="P23"><text:soft-page-break/>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Trance music in background: "Changing Time" </text:p>
      <text:p text:style-name="P16"/>
      <text:p text:style-name="P12">If you try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text:soft-page-break/>Nothing can prepare you for</text:p>
      <text:p text:style-name="P12">What you'll see behind that door</text:p>
      <text:p text:style-name="P12">Nothing doing I can'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May just blow your mind</text:p>
      <text:p text:style-name="P12"/>
      <text:p text:style-name="P12">Ooh,</text:p>
      <text:p text:style-name="P12">Ooh, changing time</text:p>
      <text:p text:style-name="P12">Ooh,</text:p>
      <text:p text:style-name="P12">Ooh, changing time</text:p>
      <text:p text:style-name="P12"/>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text:soft-page-break/>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text:soft-page-break/>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text:soft-page-break/>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text:soft-page-break/>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text:soft-page-break/>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text:soft-page-break/>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text:soft-page-break/>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text:soft-page-break/>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Message pops up:</text:p>
      <text:p text:style-name="P17"/>
      <text:p text:style-name="P17">       From: Annai</text:p>
      <text:p text:style-name="P17">       Subject: Am I real?</text:p>
      <text:p text:style-name="P17">          nope. Code.  Bye</text:p>
      <text:p text:style-name="P17"/>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Thisone (as Morashon): Thank you for coming.  This will be my farewell performance.  (boos and whistles from crowd, murmuring)</text:p>
      <text:p text:style-name="P16"/>
      <text:p text:style-name="P16">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16"><text:soft-page-break/></text:p>
      <text:p text:style-name="P16">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4">not</text:span> good, and I'm just saying you should keep your guard up for that.  (more boos; "who are you?"  "Where is Morashon?" "Just play the fucking song", etc.  The crowd starts to thin as people wander off or port out.)</text:p>
      <text:p text:style-name="P16"/>
      <text:p text:style-name="P16">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You</text:p>
      <text:p text:style-name="P17">sung by: Thisone (as Morashon)</text:p>
      <text:p text:style-name="P17">Lyrics scroll by, with the iconic bouncing ball</text:p>
      <text:p text:style-name="P17">Lighters in the crowd? The Wave? (too much?)</text:p>
      <text:p text:style-name="P17"/>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oft-page-break/><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6">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2">Sometimes</text:p>
      <text:p text:style-name="P12">You feel</text:p>
      <text:p text:style-name="P12">You need to make some changes to your lifestyle</text:p>
      <text:p text:style-name="P12">Sometimes</text:p>
      <text:p text:style-name="P12">You know</text:p>
      <text:p text:style-name="P12">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text:soft-page-break/>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Put your hand</text:p>
      <text:p text:style-name="P12">Put your hand</text:p>
      <text:p text:style-name="P11"><text:span text:style-name="T1">Put your hand</text:span> </text:p>
      <text:p text:style-name="P13"/>
      <text:p text:style-name="P13">Put your hand in the mouth of truth..</text:p>
      <text:p text:style-name="P17">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text:soft-page-break/>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oft-page-break/><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pan text:style-name="T2">Over and Over</text:span> </text:p>
      <text:p text:style-name="P1"><text:span text:style-name="T2">I want your Love Divine</text:span> </text:p>
      <text:p text:style-name="P1"><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text:soft-page-break/>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6">Take them all</text:p>
      <text:p text:style-name="P6">Take them all away now</text:p>
      <text:p text:style-name="P6">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oft-page-break/><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Music: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text:soft-page-break/>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together:)</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text:soft-page-break/></text:p>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title>story</dc:title>
    <meta:initial-creator/>
    <dc:creator>dan miller</dc:creator>
    <meta:editing-cycles>27</meta:editing-cycles>
    <dc:date>2012-05-22T13:46:40</dc:date>
    <meta:editing-duration>PT1H39M45S</meta:editing-duration>
    <meta:document-statistic meta:table-count="0" meta:image-count="0" meta:object-count="0" meta:page-count="47" meta:paragraph-count="1759" meta:word-count="19244" meta:character-count="107590"/>
  </office:meta>
</office:document-meta>
</file>